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3.149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2.434cm"/>
    </style:style>
    <style:style style:name="co6" style:family="table-column">
      <style:table-column-properties fo:break-before="auto" style:column-width="2.037cm"/>
    </style:style>
    <style:style style:name="co7" style:family="table-column">
      <style:table-column-properties fo:break-before="auto" style:column-width="1.852cm"/>
    </style:style>
    <style:style style:name="co8" style:family="table-column">
      <style:table-column-properties fo:break-before="auto" style:column-width="2.011cm"/>
    </style:style>
    <style:style style:name="co10" style:family="table-column">
      <style:table-column-properties fo:break-before="auto" style:column-width="1.799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0">
      <style:table-cell-properties fo:border="0.002cm solid #000000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case-sensitive="false" table:search-criteria-must-apply-to-whole-cell="false"/>
      <table:table table:name="Foglio1" table:style-name="ta3"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0" table:default-cell-style-name="ce4"/>
        <table:table-column table:style-name="co9" table:number-columns-repeated="6" table:default-cell-style-name="ce4"/>
        <table:table-column table:style-name="co9" table:number-columns-repeated="1010" table:default-cell-style-name="ce1"/>
        <table:table-row table:style-name="ro3">
          <table:table-cell table:style-name="ce2" office:value-type="string">
            <text:p>Nome Tabella</text:p>
          </table:table-cell>
          <table:table-cell table:style-name="ce2" office:value-type="string">
            <text:p>Nome Campo</text:p>
          </table:table-cell>
          <table:table-cell table:style-name="ce2" office:value-type="string">
            <text:p>Tipo</text:p>
          </table:table-cell>
          <table:table-cell table:style-name="ce2" office:value-type="string">
            <text:p>Grandezza</text:p>
          </table:table-cell>
          <table:table-cell table:style-name="ce2" office:value-type="string">
            <text:p>Primario</text:p>
          </table:table-cell>
          <table:table-cell table:style-name="ce2" office:value-type="string">
            <text:p>Esterno</text:p>
          </table:table-cell>
          <table:table-cell table:style-name="ce2" office:value-type="string">
            <text:p>Not Null</text:p>
          </table:table-cell>
          <table:table-cell table:style-name="ce2" table:number-columns-repeated="7"/>
          <table:table-cell table:style-name="ce5" table:number-columns-repeated="1010"/>
        </table:table-row>
        <table:table-row table:style-name="ro4">
          <table:table-cell office:value-type="string">
            <text:p>Cliente</text:p>
          </table:table-cell>
          <table:table-cell office:value-type="string">
            <text:p>IDCliente</text:p>
          </table:table-cell>
          <table:table-cell office:value-type="string">
            <text:p>Intero</text:p>
          </table:table-cell>
          <table:table-cell office:value-type="float" office:value="11">
            <text:p>11</text:p>
          </table:table-cell>
          <table:table-cell office:value-type="string">
            <text:p>Sì</text:p>
          </table:table-cell>
          <table:table-cell office:value-type="string">
            <text:p>No</text:p>
          </table:table-cell>
          <table:table-cell office:value-type="string">
            <text:p>Sì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Nome_Cl</text:p>
          </table:table-cell>
          <table:table-cell office:value-type="string">
            <text:p>Stringa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o</text:p>
          </table:table-cell>
          <table:table-cell office:value-type="string">
            <text:p>Sì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Cognome_Cl</text:p>
          </table:table-cell>
          <table:table-cell office:value-type="string">
            <text:p>Stringa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o</text:p>
          </table:table-cell>
          <table:table-cell office:value-type="string">
            <text:p>Sì</text:p>
          </table:table-cell>
          <table:table-cell table:number-columns-repeated="1017"/>
        </table:table-row>
        <table:table-row table:style-name="ro4">
          <table:table-cell office:value-type="string">
            <text:p>Prodotto</text:p>
          </table:table-cell>
          <table:table-cell office:value-type="string">
            <text:p>IDProdotto</text:p>
          </table:table-cell>
          <table:table-cell office:value-type="string">
            <text:p>Intero</text:p>
          </table:table-cell>
          <table:table-cell office:value-type="float" office:value="11">
            <text:p>11</text:p>
          </table:table-cell>
          <table:table-cell office:value-type="string">
            <text:p>Sì</text:p>
          </table:table-cell>
          <table:table-cell office:value-type="string">
            <text:p>No</text:p>
          </table:table-cell>
          <table:table-cell office:value-type="string">
            <text:p>Sì</text:p>
          </table:table-cell>
          <table:table-cell table:number-columns-repeated="1017"/>
        </table:table-row>
        <table:table-row table:style-name="ro5">
          <table:table-cell/>
          <table:table-cell office:value-type="string">
            <text:p>Nome_Pr</text:p>
          </table:table-cell>
          <table:table-cell office:value-type="string">
            <text:p>Stringa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o</text:p>
          </table:table-cell>
          <table:table-cell office:value-type="string">
            <text:p>Sì</text:p>
          </table:table-cell>
          <table:table-cell table:number-columns-repeated="1017"/>
        </table:table-row>
        <table:table-row table:style-name="ro5">
          <table:table-cell table:style-name="Default"/>
          <table:table-cell office:value-type="string">
            <text:p>Prezzo_Pr</text:p>
          </table:table-cell>
          <table:table-cell office:value-type="string">
            <text:p>Float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o</text:p>
          </table:table-cell>
          <table:table-cell office:value-type="string">
            <text:p>Sì</text:p>
          </table:table-cell>
          <table:table-cell table:number-columns-repeated="1017"/>
        </table:table-row>
        <table:table-row table:style-name="ro5">
          <table:table-cell office:value-type="string">
            <text:p>Ordine</text:p>
          </table:table-cell>
          <table:table-cell office:value-type="string">
            <text:p>IDCliente</text:p>
          </table:table-cell>
          <table:table-cell office:value-type="string">
            <text:p>Intero</text:p>
          </table:table-cell>
          <table:table-cell office:value-type="float" office:value="11">
            <text:p>11</text:p>
          </table:table-cell>
          <table:table-cell table:number-columns-repeated="3" office:value-type="string">
            <text:p>Sì</text:p>
          </table:table-cell>
          <table:table-cell table:number-columns-repeated="1017"/>
        </table:table-row>
        <table:table-row table:style-name="ro5">
          <table:table-cell/>
          <table:table-cell office:value-type="string">
            <text:p>IDProdotto</text:p>
          </table:table-cell>
          <table:table-cell office:value-type="string">
            <text:p>Intero</text:p>
          </table:table-cell>
          <table:table-cell office:value-type="float" office:value="11">
            <text:p>11</text:p>
          </table:table-cell>
          <table:table-cell table:number-columns-repeated="3" office:value-type="string">
            <text:p>Sì</text:p>
          </table:table-cell>
          <table:table-cell table:number-columns-repeated="1017"/>
        </table:table-row>
        <table:table-row table:style-name="ro5">
          <table:table-cell office:value-type="string">
            <text:p>Ingrediente</text:p>
          </table:table-cell>
          <table:table-cell office:value-type="string">
            <text:p>IDIngrediente</text:p>
          </table:table-cell>
          <table:table-cell office:value-type="string">
            <text:p>Intero</text:p>
          </table:table-cell>
          <table:table-cell office:value-type="float" office:value="11">
            <text:p>11</text:p>
          </table:table-cell>
          <table:table-cell office:value-type="string">
            <text:p>Sì</text:p>
          </table:table-cell>
          <table:table-cell office:value-type="string">
            <text:p>No</text:p>
          </table:table-cell>
          <table:table-cell office:value-type="string">
            <text:p>Sì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Nome_Ing</text:p>
          </table:table-cell>
          <table:table-cell office:value-type="string">
            <text:p>Stringa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o</text:p>
          </table:table-cell>
          <table:table-cell office:value-type="string">
            <text:p>Sì</text:p>
          </table:table-cell>
          <table:table-cell table:number-columns-repeated="1017"/>
        </table:table-row>
        <table:table-row table:style-name="ro5">
          <table:table-cell office:value-type="string">
            <text:p>CompostoDa</text:p>
          </table:table-cell>
          <table:table-cell office:value-type="string">
            <text:p>IDProdotto</text:p>
          </table:table-cell>
          <table:table-cell office:value-type="string">
            <text:p>Intero</text:p>
          </table:table-cell>
          <table:table-cell office:value-type="float" office:value="11">
            <text:p>11</text:p>
          </table:table-cell>
          <table:table-cell table:number-columns-repeated="3" office:value-type="string">
            <text:p>Sì</text:p>
          </table:table-cell>
          <table:table-cell table:number-columns-repeated="1017"/>
        </table:table-row>
        <table:table-row table:style-name="ro5">
          <table:table-cell/>
          <table:table-cell office:value-type="string">
            <text:p>IDIngrediente</text:p>
          </table:table-cell>
          <table:table-cell office:value-type="string">
            <text:p>Intero</text:p>
          </table:table-cell>
          <table:table-cell office:value-type="float" office:value="11">
            <text:p>11</text:p>
          </table:table-cell>
          <table:table-cell table:number-columns-repeated="3" office:value-type="string">
            <text:p>Sì</text:p>
          </table:table-cell>
          <table:table-cell table:number-columns-repeated="1017"/>
        </table:table-row>
        <table:table-row table:style-name="ro5">
          <table:table-cell office:value-type="string">
            <text:p>Pizzeria</text:p>
          </table:table-cell>
          <table:table-cell office:value-type="string">
            <text:p>IDPizzeria</text:p>
          </table:table-cell>
          <table:table-cell office:value-type="string">
            <text:p>Intero</text:p>
          </table:table-cell>
          <table:table-cell office:value-type="float" office:value="11">
            <text:p>11</text:p>
          </table:table-cell>
          <table:table-cell office:value-type="string">
            <text:p>Sì</text:p>
          </table:table-cell>
          <table:table-cell office:value-type="string">
            <text:p>No</text:p>
          </table:table-cell>
          <table:table-cell office:value-type="string">
            <text:p>Sì</text:p>
          </table:table-cell>
          <table:table-cell table:number-columns-repeated="1017"/>
        </table:table-row>
        <table:table-row table:style-name="ro5">
          <table:table-cell/>
          <table:table-cell office:value-type="string">
            <text:p>Nome_Pizz</text:p>
          </table:table-cell>
          <table:table-cell office:value-type="string">
            <text:p>Stringa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No</text:p>
          </table:table-cell>
          <table:table-cell office:value-type="string">
            <text:p>Sì</text:p>
          </table:table-cell>
          <table:table-cell table:number-columns-repeated="1017"/>
        </table:table-row>
        <table:table-row table:style-name="ro5">
          <table:table-cell/>
          <table:table-cell office:value-type="string">
            <text:p>Numero_Tel</text:p>
          </table:table-cell>
          <table:table-cell office:value-type="string">
            <text:p>Stringa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o</text:p>
          </table:table-cell>
          <table:table-cell office:value-type="string">
            <text:p>Sì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CAP</text:p>
          </table:table-cell>
          <table:table-cell office:value-type="string">
            <text:p>Stringa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o</text:p>
          </table:table-cell>
          <table:table-cell office:value-type="string">
            <text:p>Sì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Paese</text:p>
          </table:table-cell>
          <table:table-cell office:value-type="string">
            <text:p>Stringa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No</text:p>
          </table:table-cell>
          <table:table-cell office:value-type="string">
            <text:p>Sì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Via</text:p>
          </table:table-cell>
          <table:table-cell office:value-type="string">
            <text:p>Stringa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o</text:p>
          </table:table-cell>
          <table:table-cell office:value-type="string">
            <text:p>Sì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Civico</text:p>
          </table:table-cell>
          <table:table-cell office:value-type="string">
            <text:p>Intero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o</text:p>
          </table:table-cell>
          <table:table-cell office:value-type="string">
            <text:p>Sì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Asporto</text:p>
          </table:table-cell>
          <table:table-cell office:value-type="string">
            <text:p>Booleano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office:value-type="string">
            <text:p>Sì</text:p>
          </table:table-cell>
          <table:table-cell table:number-columns-repeated="1017"/>
        </table:table-row>
        <table:table-row table:style-name="ro5">
          <table:table-cell office:value-type="string">
            <text:p>Appartiene</text:p>
          </table:table-cell>
          <table:table-cell office:value-type="string">
            <text:p>IDProdotto</text:p>
          </table:table-cell>
          <table:table-cell office:value-type="string">
            <text:p>Intero</text:p>
          </table:table-cell>
          <table:table-cell office:value-type="float" office:value="11">
            <text:p>11</text:p>
          </table:table-cell>
          <table:table-cell table:number-columns-repeated="3" office:value-type="string">
            <text:p>Sì</text:p>
          </table:table-cell>
          <table:table-cell table:number-columns-repeated="1017"/>
        </table:table-row>
        <table:table-row table:style-name="ro5">
          <table:table-cell/>
          <table:table-cell office:value-type="string">
            <text:p>IDPizzeria</text:p>
          </table:table-cell>
          <table:table-cell office:value-type="string">
            <text:p>Intero</text:p>
          </table:table-cell>
          <table:table-cell office:value-type="float" office:value="11">
            <text:p>11</text:p>
          </table:table-cell>
          <table:table-cell table:number-columns-repeated="3" office:value-type="string">
            <text:p>Sì</text:p>
          </table:table-cell>
          <table:table-cell table:number-columns-repeated="1017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glio2" table:style-name="ta2">
        <table:table-column table:style-name="co9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3" table:style-name="ta2">
        <table:table-column table:style-name="co9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8">18/06/2013</text:date>, <text:time>01.23.0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13-06-13T19:28:45.13</meta:creation-date>
    <meta:editing-duration>PT4M28S</meta:editing-duration>
    <meta:editing-cycles>3</meta:editing-cycles>
    <dc:date>2013-06-18T01:23:01.48</dc:date>
    <meta:document-statistic meta:table-count="3" meta:cell-count="146" meta:object-count="0"/>
  </office:meta>
</office:document-meta>
</file>